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Node.getStru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addChild( String name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move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preOr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legatingNode.setVisible( boolean visibleInNa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get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getNextSibl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Node.get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get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getPrecedingSibl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gatingNode.has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hasLink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isVi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isTop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DelegatingNode( DelegatingSiteTree tree , SiteNod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Node.getLink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moveDow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addChild( String nodeName , String followingNodeName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Node.getChildr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